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102.5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99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a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3" table:default-cell-style-name="ce2"/>
        <table:table-column table:style-name="co3" table:default-cell-style-name="Default"/>
        <table:table-column table:style-name="co3" table:default-cell-style-name="ce3"/>
        <table:table-row table:style-name="ro1">
          <table:table-cell table:style-name="ce1"/>
          <table:table-cell table:style-name="ce1" office:value-type="string" calcext:value-type="string">
            <text:p>related</text:p>
          </table:table-cell>
          <table:table-cell table:style-name="ce1" office:value-type="string" calcext:value-type="string">
            <text:p>consensus_false</text:p>
          </table:table-cell>
          <table:table-cell table:style-name="ce1" office:value-type="string" calcext:value-type="string">
            <text:p>story_id</text:p>
          </table:table-cell>
          <table:table-cell table:style-name="ce1" office:value-type="string" calcext:value-type="string">
            <text:p>fake_url</text:p>
          </table:table-cell>
          <table:table-cell table:style-name="ce1" office:value-type="string" calcext:value-type="string">
            <text:p>fake_title</text:p>
          </table:table-cell>
          <table:table-cell table:style-name="ce1" office:value-type="string" calcext:value-type="string">
            <text:p>fake_tweet</text:p>
          </table:table-cell>
          <table:table-cell table:style-name="ce1" office:value-type="string" calcext:value-type="string">
            <text:p>fact_url</text:p>
          </table:table-cell>
          <table:table-cell table:style-name="ce1" office:value-type="string" calcext:value-type="string">
            <text:p>fact_title</text:p>
          </table:table-cell>
          <table:table-cell table:style-name="ce1" office:value-type="string" calcext:value-type="string">
            <text:p>fact_tweet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agreement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http://worldnewsdailyreport.com/kentucky-police-shoot-white-coal-miner-5-times-thinking-he-was-black/</text:p>
          </table:table-cell>
          <table:table-cell office:value-type="string" calcext:value-type="string">
            <text:p>Kentucky: Police shoot white coal miner 5 times, thinking he was black</text:p>
          </table:table-cell>
          <table:table-cell office:value-type="string" calcext:value-type="string">
            <text:p>"Cops shoot White coal miner with black face 5 times, thinking he was black. https://t.co/xXoYFkKQQ7"</text:p>
          </table:table-cell>
          <table:table-cell office:value-type="string" calcext:value-type="string">
            <text:p>http://snopes.com/fact-check/police-shoot-coal-miner/</text:p>
          </table:table-cell>
          <table:table-cell office:value-type="string" calcext:value-type="string">
            <text:p>FALSE: Police Shoot White Coal Miner 5 Times, Thinking He Was Black</text:p>
          </table:table-cell>
          <table:table-cell office:value-type="string" calcext:value-type="string">
            <text:p>"@DrMAVA https://t.co/SY96aQXKrU"</text:p>
          </table:table-cell>
          <table:table-cell office:value-type="string" calcext:value-type="string">
            <text:p>false</text:p>
          </table:table-cell>
          <table:table-cell office:value-type="float" office:value="0.000692520775623269" calcext:value-type="float">
            <text:p>0.0006925207756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http://infowars.com/hillary-hopefully-authoritarian-trump-hasnt-ordered-the-killing-of-people-and-journalists/</text:p>
          </table:table-cell>
          <table:table-cell office:value-type="string" calcext:value-type="string">
            <text:p>Hillary: Hopefully ‘authoritarian’ Trump ‘hasn’t ordered the killing of people and journalists’</text:p>
          </table:table-cell>
          <table:table-cell office:value-type="string" calcext:value-type="string">
            <text:p>"'He goes after black athletes, but not KKK'.... https://t.co/IZm1mztpP3"</text:p>
          </table:table-cell>
          <table:table-cell office:value-type="string" calcext:value-type="string">
            <text:p>http://snopes.com/clinton-byrd-photo-klan/</text:p>
          </table:table-cell>
          <table:table-cell office:value-type="string" calcext:value-type="string">
            <text:p>Hillary Clinton Kissed by Former Klan Member</text:p>
          </table:table-cell>
          <table:table-cell office:value-type="string" calcext:value-type="string">
            <text:p>"@Kamehamedoukenn What was he thinking??? https://t.co/O2Ac9q8Eb4 https://t.co/oclXg2eC6A"</text:p>
          </table:table-cell>
          <table:table-cell office:value-type="string" calcext:value-type="string">
            <text:p>false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http://breitbart.com/video/2018/10/22/obama-unlike-some-i-state-facts-i-dont-believe-in-just-making-stuff-up/</text:p>
          </table:table-cell>
          <table:table-cell office:value-type="string" calcext:value-type="string">
            <text:p>Obama: ‘Unlike Some,' I State Facts, ‘I Don’t Believe In Just Making Stuff Up'</text:p>
          </table:table-cell>
          <table:table-cell office:value-type="string" calcext:value-type="string">
            <text:p>"Obama: \u2018Unlike Some,' I State Facts, \u2018I Don\u2019t Believe In Just Making Stuff Up' https://t.co/r2PId0i3sp"</text:p>
          </table:table-cell>
          <table:table-cell office:value-type="string" calcext:value-type="string">
            <text:p>http://politifact.com/personalities/barack-obama/statements/byruling/false/</text:p>
          </table:table-cell>
          <table:table-cell office:value-type="string" calcext:value-type="string">
            <text:p>All False statements involving Barack Obama</text:p>
          </table:table-cell>
          <table:table-cell office:value-type="string" calcext:value-type="string">
            <text:p>"@BlissTabitha https://t.co/MS4adoCWJi | Okay #Obama , the old \u201cif you like your doctor you can keep him\u201d type of facts?"</text:p>
          </table:table-cell>
          <table:table-cell office:value-type="string" calcext:value-type="string">
            <text:p>false</text:p>
          </table:table-cell>
          <table:table-cell office:value-type="float" office:value="0.00102564102564103" calcext:value-type="float">
            <text:p>0.0010256410256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http://breitbart.com/politics/2019/11/26/omb-official-ukraine-aid-held-up-because-other-countries-werent-giving/amp/</text:p>
          </table:table-cell>
          <table:table-cell office:value-type="string" calcext:value-type="string">
            <text:p>OMB Official: Ukraine Aid Held Up Because Other Countries Weren't Giving</text:p>
          </table:table-cell>
          <table:table-cell office:value-type="string" calcext:value-type="string">
            <text:p>"\u201cOMB Official: Ukraine Aid Held Up Because Other Countries Weren't Giving\u201d https://t.co/nYwMq3M5SB"</text:p>
          </table:table-cell>
          <table:table-cell office:value-type="string" calcext:value-type="string">
            <text:p>http://factcheck.org/2019/09/trump-wrong-on-european-aid-to-ukraine/</text:p>
          </table:table-cell>
          <table:table-cell office:value-type="string" calcext:value-type="string">
            <text:p>Trump Wrong on European Aid to Ukraine</text:p>
          </table:table-cell>
          <table:table-cell office:value-type="string" calcext:value-type="string">
            <text:p>"@realDonaldTrump T is such an incompetent:\n\nhttps://t.co/sk0uKFd1p6"</text:p>
          </table:table-cell>
          <table:table-cell table:style-name="Default" office:value-type="string" calcext:value-type="string">
            <text:p>not available</text:p>
          </table:table-cell>
          <table:table-cell office:value-type="float" office:value="0.0032258064516129" calcext:value-type="float">
            <text:p>0.0032258064516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http://breitbart.com/politics/2019/11/26/omb-official-ukraine-aid-held-up-because-other-countries-werent-giving/amp/</text:p>
          </table:table-cell>
          <table:table-cell office:value-type="string" calcext:value-type="string">
            <text:p>OMB Official: Ukraine Aid Held Up Because Other Countries Weren't Giving</text:p>
          </table:table-cell>
          <table:table-cell office:value-type="string" calcext:value-type="string">
            <text:p>"\u201cOMB Official: Ukraine Aid Held Up Because Other Countries Weren't Giving\u201d https://t.co/nYwMq3M5SB"</text:p>
          </table:table-cell>
          <table:table-cell office:value-type="string" calcext:value-type="string">
            <text:p>http://factcheck.org/2019/09/trump-wrong-on-european-aid-to-ukraine/</text:p>
          </table:table-cell>
          <table:table-cell office:value-type="string" calcext:value-type="string">
            <text:p>Trump Wrong on European Aid to Ukraine</text:p>
          </table:table-cell>
          <table:table-cell office:value-type="string" calcext:value-type="string">
            <text:p>"@realDonaldTrump https://t.co/0Z1e9wOIav"</text:p>
          </table:table-cell>
          <table:table-cell table:style-name="Default" office:value-type="string" calcext:value-type="string">
            <text:p>not available</text:p>
          </table:table-cell>
          <table:table-cell office:value-type="float" office:value="0.0032258064516129" calcext:value-type="float">
            <text:p>0.0032258064516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http://breitbart.com/politics/2019/11/26/omb-official-ukraine-aid-held-up-because-other-countries-werent-giving/amp/</text:p>
          </table:table-cell>
          <table:table-cell office:value-type="string" calcext:value-type="string">
            <text:p>OMB Official: Ukraine Aid Held Up Because Other Countries Weren't Giving</text:p>
          </table:table-cell>
          <table:table-cell office:value-type="string" calcext:value-type="string">
            <text:p>"\u201cOMB Official: Ukraine Aid Held Up Because Other Countries Weren't Giving\u201d https://t.co/nYwMq3M5SB"</text:p>
          </table:table-cell>
          <table:table-cell office:value-type="string" calcext:value-type="string">
            <text:p>http://factcheck.org/2019/09/trump-wrong-on-european-aid-to-ukraine/</text:p>
          </table:table-cell>
          <table:table-cell office:value-type="string" calcext:value-type="string">
            <text:p>Trump Wrong on European Aid to Ukraine</text:p>
          </table:table-cell>
          <table:table-cell office:value-type="string" calcext:value-type="string">
            <text:p>"@realDonaldTrump What were you lying? \n\nhttps://t.co/BPzDE5g7vA"</text:p>
          </table:table-cell>
          <table:table-cell table:style-name="Default" office:value-type="string" calcext:value-type="string">
            <text:p>not available</text:p>
          </table:table-cell>
          <table:table-cell office:value-type="float" office:value="0.0032258064516129" calcext:value-type="float">
            <text:p>0.00322580645161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http://rawstory.com/2020/03/trump-says-i-dont-take-responsibility-at-all-for-the-testing-problems-then-blames-obama-for-not-testing-for-swine-flu/</text:p>
          </table:table-cell>
          <table:table-cell office:value-type="string" calcext:value-type="string">
            <text:p>Trump says ‘I don’t take responsibility at all’ for the testing problems — then blames Obama for not testing for Swine Flu</text:p>
          </table:table-cell>
          <table:table-cell office:value-type="string" calcext:value-type="string">
            <text:p>"The phrase that launched a thousand attack ads. https://t.co/5L3Fptak9Q"</text:p>
          </table:table-cell>
          <table:table-cell office:value-type="string" calcext:value-type="string">
            <text:p>http://snopes.com/</text:p>
          </table:table-cell>
          <table:table-cell office:value-type="string" calcext:value-type="string">
            <text:p>You searched for Obama | Snopes.com</text:p>
          </table:table-cell>
          <table:table-cell office:value-type="string" calcext:value-type="string">
            <text:p>"@TeaPainUSA @Joseph4800 And that\u2019s another trump lie! <text:s/>https://t.co/cQfWxNCr6S\u2019s+H1N1+flu+response+"</text:p>
          </table:table-cell>
          <table:table-cell office:value-type="string" calcext:value-type="string">
            <text:p>false</text:p>
          </table:table-cell>
          <table:table-cell office:value-type="float" office:value="0.00102564102564103" calcext:value-type="float">
            <text:p>0.0010256410256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ttp://breitbart.com/big-government/2017/01/04/president-obama-awards-himself-distinguished-public-service-medal/amp/</text:p>
          </table:table-cell>
          <table:table-cell office:value-type="string" calcext:value-type="string">
            <text:p>President Obama Awards Himself Distinguished Public Service Medal</text:p>
          </table:table-cell>
          <table:table-cell office:value-type="string" calcext:value-type="string">
            <text:p>"@Kyle_Meadows @gehrig38 @BreitbartNews No, actually it is true: https://t.co/8DUhIRDsBN"</text:p>
          </table:table-cell>
          <table:table-cell office:value-type="string" calcext:value-type="string">
            <text:p>http://snopes.com/did-obama-award-himself-a-distinguished-public-service-medal/</text:p>
          </table:table-cell>
          <table:table-cell office:value-type="string" calcext:value-type="string">
            <text:p>FACT CHECK: Did Obama Award Himself a Distinguished Public Service Medal?</text:p>
          </table:table-cell>
          <table:table-cell office:value-type="string" calcext:value-type="string">
            <text:p>"@TalkMMA It's just sad that you think that with ZERO evidence. Typical right wing, Breitbart reading but job. https://t.co/A9L7F2yqD6"</text:p>
          </table:table-cell>
          <table:table-cell office:value-type="string" calcext:value-type="string">
            <text:p>false</text:p>
          </table:table-cell>
          <table:table-cell office:value-type="float" office:value="0.000692520775623269" calcext:value-type="float">
            <text:p>0.0006925207756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yournewswire.com/fbi-fabricating-seth-rich/</text:p>
          </table:table-cell>
          <table:table-cell office:value-type="string" calcext:value-type="string">
            <text:p>FBI Caught Fabricating Seth Rich ‘Robbery’ Story</text:p>
          </table:table-cell>
          <table:table-cell office:value-type="string" calcext:value-type="string">
            <text:p>"FBI Caught Fabricating Seth Rich \u2018Robbery\u2019 Story https://t.co/ivdgH0t2Oh via @yournewswire"</text:p>
          </table:table-cell>
          <table:table-cell office:value-type="string" calcext:value-type="string">
            <text:p>http://politifact.com/personalities/yournewswirecom/</text:p>
          </table:table-cell>
          <table:table-cell office:value-type="string" calcext:value-type="string">
            <text:p>YourNewsWire.com's file</text:p>
          </table:table-cell>
          <table:table-cell office:value-type="string" calcext:value-type="string">
            <text:p>"@brasschicbeads @yournewswire If it's in @yournewswire you know it's a lie https://t.co/zlPDCw3CYT"</text:p>
          </table:table-cell>
          <table:table-cell office:value-type="string" calcext:value-type="string">
            <text:p>false</text:p>
          </table:table-cell>
          <table:table-cell office:value-type="float" office:value="0.00102564102564103" calcext:value-type="float">
            <text:p>0.0010256410256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http://worldnewsdailyreport.com/donald-trump-is-addicted-to-penis-enlargement-pills-claims-his-ex-wife/</text:p>
          </table:table-cell>
          <table:table-cell office:value-type="string" calcext:value-type="string">
            <text:p>Donald Trump is addicted to penis enlargement pills, claims his ex-wife</text:p>
          </table:table-cell>
          <table:table-cell office:value-type="string" calcext:value-type="string">
            <text:p>"Donald Trump is addicted to penis enlargement pills, claims his ex-wife https://t.co/cbqJDiXrxC"</text:p>
          </table:table-cell>
          <table:table-cell office:value-type="string" calcext:value-type="string">
            <text:p>http://snopes.com/fact-check/ivana-trump-enlargement-pills/</text:p>
          </table:table-cell>
          <table:table-cell office:value-type="string" calcext:value-type="string">
            <text:p>FACT CHECK: Ex-Wife Ivana Claims Donald Trump Is Addicted to Penis Enlargement Pills?</text:p>
          </table:table-cell>
          <table:table-cell office:value-type="string" calcext:value-type="string">
            <text:p>"@Edmundo1109 Folks, this one is actually fake news. <text:s/>https://t.co/hgfmN8CTlP"</text:p>
          </table:table-cell>
          <table:table-cell office:value-type="string" calcext:value-type="string">
            <text:p>false</text:p>
          </table:table-cell>
          <table:table-cell office:value-type="float" office:value="0.000692520775623269" calcext:value-type="float">
            <text:p>0.0006925207756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http://breitbart.com/the-media/2019/09/05/cnn-map-mislabels-alabama-as-mississippi-in-hurricane-dorian-coverage/</text:p>
          </table:table-cell>
          <table:table-cell office:value-type="string" calcext:value-type="string">
            <text:p>CNN Map Mislabels Alabama as Mississippi in Hurricane Dorian Coverage</text:p>
          </table:table-cell>
          <table:table-cell office:value-type="string" calcext:value-type="string">
            <text:p>"CNN mislabels Alabama as Mississippi, I\u2019m sure the fact checkers will be all over this ... not\nhttps://t.co/3iJWbTWuil"</text:p>
          </table:table-cell>
          <table:table-cell office:value-type="string" calcext:value-type="string">
            <text:p>http://snopes.com/fact-check/cnn-mislabel-alabama-map/</text:p>
          </table:table-cell>
          <table:table-cell office:value-type="string" calcext:value-type="string">
            <text:p>Did CNN Mislabel Alabama as Mississippi on Hurricane Dorian Weather Map?</text:p>
          </table:table-cell>
          <table:table-cell office:value-type="string" calcext:value-type="string">
            <text:p>"@marklevinshow Snopes covered it days ago. Did you even bother to look? https://t.co/4GMEd0lUSR"</text:p>
          </table:table-cell>
          <table:table-cell office:value-type="string" calcext:value-type="string">
            <text:p>true</text:p>
          </table:table-cell>
          <table:table-cell office:value-type="float" office:value="0.0032258064516129" calcext:value-type="float">
            <text:p>0.0032258064516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://breitbart.com/big-government/2017/02/05/whistle-blower-global-warming-data-manipulated-paris-conference/</text:p>
          </table:table-cell>
          <table:table-cell office:value-type="string" calcext:value-type="string">
            <text:p>Whistle-Blower: 'Global Warming' Data Manipulated Before Paris Conference</text:p>
          </table:table-cell>
          <table:table-cell office:value-type="string" calcext:value-type="string">
            <text:p>"Why does the NOAA manipulate data on climate change? https://t.co/J2z2KZspFY <text:s/>#DayofFacts #fakenews #March4Trump #MediaLiesAgain"</text:p>
          </table:table-cell>
          <table:table-cell office:value-type="string" calcext:value-type="string">
            <text:p>http://snopes.com/2017/02/08/noaa-scientists-climate-change-data/</text:p>
          </table:table-cell>
          <table:table-cell office:value-type="string" calcext:value-type="string">
            <text:p>Did NOAA Scientists Manipulate Climate Change Data?</text:p>
          </table:table-cell>
          <table:table-cell office:value-type="string" calcext:value-type="string">
            <text:p>"@sneakyypenguin https://t.co/1LQzXlMjXT"</text:p>
          </table:table-cell>
          <table:table-cell table:style-name="Default" office:value-type="string" calcext:value-type="string">
            <text:p>not available</text:p>
          </table:table-cell>
          <table:table-cell office:value-type="float" office:value="0.0032258064516129" calcext:value-type="float">
            <text:p>0.0032258064516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http://breitbart.com/texas/2017/02/21/poll-80-percent-oppose-sanctuary-cities/</text:p>
          </table:table-cell>
          <table:table-cell office:value-type="string" calcext:value-type="string">
            <text:p>Poll: 80 Percent Oppose Sanctuary Cities</text:p>
          </table:table-cell>
          <table:table-cell office:value-type="string" calcext:value-type="string">
            <text:p>"Poll: 80 Percent Oppose Sanctuary Cities https://t.co/N0fnUQJeZE #txlege"</text:p>
          </table:table-cell>
          <table:table-cell office:value-type="string" calcext:value-type="string">
            <text:p>http://politifact.com/truth-o-meter/article/2017/feb/24/anatomy-statistic-do-80-percent-americans-oppose-s/</text:p>
          </table:table-cell>
          <table:table-cell office:value-type="string" calcext:value-type="string">
            <text:p>Do 80 percent of Americans oppose sanctuary cities?</text:p>
          </table:table-cell>
          <table:table-cell office:value-type="string" calcext:value-type="string">
            <text:p>"@SenLarryTaylor https://t.co/ffkEritwLI\nQUIT PROMOTING BIASED/FAKE NEWS"</text:p>
          </table:table-cell>
          <table:table-cell table:style-name="Default" office:value-type="string" calcext:value-type="string">
            <text:p>not available</text:p>
          </table:table-cell>
          <table:table-cell office:value-type="float" office:value="0.0032258064516129" calcext:value-type="float">
            <text:p>0.0032258064516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http://breitbart.com/big-government/2015/08/24/report-every-deported-illegal-household-saves-taxpayers-more-than-700000/</text:p>
          </table:table-cell>
          <table:table-cell office:value-type="string" calcext:value-type="string">
            <text:p>Report: Every Deported Illegal Household Saves Taxpayers More than $700,000</text:p>
          </table:table-cell>
          <table:table-cell office:value-type="string" calcext:value-type="string">
            <text:p>"Source: https://t.co/q2ELX6tQnv"</text:p>
          </table:table-cell>
          <table:table-cell office:value-type="string" calcext:value-type="string">
            <text:p>http://politifact.com/texas/statements/2016/sep/28/tom-delay/tom-delay-says-most-illegal-immigrants-draw-welfar/</text:p>
          </table:table-cell>
          <table:table-cell office:value-type="string" calcext:value-type="string">
            <text:p>Tom DeLay half right on immigrants and welfare</text:p>
          </table:table-cell>
          <table:table-cell office:value-type="string" calcext:value-type="string">
            <text:p>"@HarmlessYardDog That Breitbart article is debunked bullshit. The source of #fakenews.\n\nhttps://t.co/GdC9qIw7kW"</text:p>
          </table:table-cell>
          <table:table-cell table:style-name="Default" office:value-type="string" calcext:value-type="string">
            <text:p>mixture</text:p>
          </table:table-cell>
          <table:table-cell office:value-type="float" office:value="0.0032258064516129" calcext:value-type="float">
            <text:p>0.0032258064516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office:annotation draw:style-name="gr1" draw:text-style-name="P2" svg:width="82.18pt" svg:height="151.26pt" svg:x="307.59pt" svg:y="149.47pt" draw:caption-point-x="-17.29pt" draw:caption-point-y="42.8pt">
              <dc:creator>GLC</dc:creator>
              <dc:date>2020-11-18T00:00:00</dc:date>
              <text:p text:style-name="P1">https://web.archive.org/web/20190222075410/http://mobile.wnd.com/2019/02/planned-parenthood-exec-departures-surge-after-baby-body-parts-vids/amp/</text:p>
            </office:annotation>
            <text:p>http://mobile.wnd.com/2019/02/planned-parenthood-exec-departures-surge-after-baby-body-parts-vids/amp/</text:p>
          </table:table-cell>
          <table:table-cell office:value-type="string" calcext:value-type="string">
            <text:p>Planned Parenthood exec departures surge after 'baby body parts' vids</text:p>
          </table:table-cell>
          <table:table-cell office:value-type="string" calcext:value-type="string">
            <text:p>"@_Diamond_Jim_ @HillaryClinton https://t.co/fDFtNbmqlO"</text:p>
          </table:table-cell>
          <table:table-cell office:value-type="string" calcext:value-type="string">
            <text:p>http://snopes.com/fact-check/pp-baby-parts-sale/</text:p>
          </table:table-cell>
          <table:table-cell office:value-type="string" calcext:value-type="string">
            <text:p>Planned Parenthood Sells Organs from Aborted Fetuses?</text:p>
          </table:table-cell>
          <table:table-cell office:value-type="string" calcext:value-type="string">
            <text:p>"@Raisethevib369 @HillaryClinton https://t.co/WdWYroyTnS\n\nYour lies are exposed.\n\n#IStandWithPP"</text:p>
          </table:table-cell>
          <table:table-cell office:value-type="string" calcext:value-type="string">
            <text:p>false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http://politicususa.com/2017/03/16/trump-white-house-claims-starving-elderly-compassionate-jaw-dropping-briefing.html</text:p>
          </table:table-cell>
          <table:table-cell office:value-type="string" calcext:value-type="string">
            <text:p>Jaws Drop As Trump WH Claims Starving Seniors By Killing Meals On Wheels Is Compassionate</text:p>
          </table:table-cell>
          <table:table-cell office:value-type="string" calcext:value-type="string">
            <text:p>"Jaws Drop As Trump WH Claims Starving Seniors By Killing Meals On Wheels Is Comp... https://t.co/nBZvtjAsgV #USRC https://t.co/ZiwdLFJEcz"</text:p>
          </table:table-cell>
          <table:table-cell office:value-type="string" calcext:value-type="string">
            <text:p>http://snopes.com/trump-meals-on-wheels/</text:p>
          </table:table-cell>
          <table:table-cell office:value-type="string" calcext:value-type="string">
            <text:p>Did President Trump Announce Plans to End the 'Meals on Wheels' Program?</text:p>
          </table:table-cell>
          <table:table-cell office:value-type="string" calcext:value-type="string">
            <text:p>"@USRealityCheck <text:s/>He's not lying, Meals on Wheels is 84% funded without the feds. Check Snopes. https://t.co/gjo8qZ1nWy"</text:p>
          </table:table-cell>
          <table:table-cell office:value-type="string" calcext:value-type="string">
            <text:p>false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http://occupydemocrats.com/2017/02/02/trump-just-removed-white-supremacist-groups-terror-watch-program/</text:p>
          </table:table-cell>
          <table:table-cell office:value-type="string" calcext:value-type="string">
            <text:p>Trump Just Removed White Supremacist Groups From Terror Watch Program</text:p>
          </table:table-cell>
          <table:table-cell office:value-type="string" calcext:value-type="string">
            <text:p>"@kathieallenmd here is something you may want to use in tonight's rally. https://t.co/4aY0Z07Gtz"</text:p>
          </table:table-cell>
          <table:table-cell office:value-type="string" calcext:value-type="string">
            <text:p>http://snopes.com/trump-terror-watch-program/</text:p>
          </table:table-cell>
          <table:table-cell office:value-type="string" calcext:value-type="string">
            <text:p>FACT CHECK: Did President Trump Remove White Supremacists from the Terror Watch Program?</text:p>
          </table:table-cell>
          <table:table-cell office:value-type="string" calcext:value-type="string">
            <text:p>"@skiingforever1 @kathieallenmd Careful - was looking for you I heard that too but snopes <text:s/>https://t.co/UpQNfO7DJI"</text:p>
          </table:table-cell>
          <table:table-cell office:value-type="string" calcext:value-type="string">
            <text:p>false</text:p>
          </table:table-cell>
          <table:table-cell office:value-type="float" office:value="0.000692520775623269" calcext:value-type="float">
            <text:p>0.0006925207756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ttp://breitbart.com/big-government/2017/02/06/records-soros-fund-execs-funded-paul-ryan-marco-rubio-jeb-bush-john-mccain-john-kasich-lindsey-graham-in-2016/</text:p>
          </table:table-cell>
          <table:table-cell office:value-type="string" calcext:value-type="string">
            <text:p>Records: Soros Fund Execs Funded Paul Ryan, Marco Rubio, Jeb Bush, John McCain, John Kasich, Lindsey Graham in 2016</text:p>
          </table:table-cell>
          <table:table-cell office:value-type="string" calcext:value-type="string">
            <text:p>"This is the fully source-linked story of @SpeakerRyan and his cohort in D.C. with their mask pulled off. Not pretty. https://t.co/cuu20XN2Sw"</text:p>
          </table:table-cell>
          <table:table-cell office:value-type="string" calcext:value-type="string">
            <text:p>http://opensecrets.org/indivs/search.php</text:p>
          </table:table-cell>
          <table:table-cell office:value-type="string" calcext:value-type="string">
            <text:p>Results:</text:p>
          </table:table-cell>
          <table:table-cell office:value-type="string" calcext:value-type="string">
            <text:p>"@pnehlen @BreitbartNews @TGowdySC @POTUS @RepTomPrice @SenatorSessions @PrisonPlanet @SebGorka @TuckerCarlson https://t.co/ZtUnhZReRO"</text:p>
          </table:table-cell>
          <table:table-cell office:value-type="string" calcext:value-type="string">
            <text:p>false</text:p>
          </table:table-cell>
          <table:table-cell office:value-type="float" office:value="0.00102564102564103" calcext:value-type="float">
            <text:p>0.0010256410256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ttp://breitbart.com/big-government/2018/06/18/photos-obama-used-same-so-called-cages-to-detain-child-border-crossers/</text:p>
          </table:table-cell>
          <table:table-cell office:value-type="string" calcext:value-type="string">
            <text:p>PHOTOS: Obama Used Same So-Called 'Cages' to Detain Child Border Crossers</text:p>
          </table:table-cell>
          <table:table-cell office:value-type="string" calcext:value-type="string">
            <text:p>"@DavidTurley4 @JeffreyGAllan @charliekirk11 Wrong https://t.co/8BadwPOUTZ"</text:p>
          </table:table-cell>
          <table:table-cell office:value-type="string" calcext:value-type="string">
            <text:p>http://politifact.com/punditfact/statements/2018/jun/19/matt-schlapp/no-donald-trumps-separation-immigrant-families-was/</text:p>
          </table:table-cell>
          <table:table-cell office:value-type="string" calcext:value-type="string">
            <text:p>Trump’s separation of immigrant families wasn't Obama policy</text:p>
          </table:table-cell>
          <table:table-cell office:value-type="string" calcext:value-type="string">
            <text:p>"@TheSpanishDrunk @JeffreyGAllan @charliekirk11 Breitbart?\n\nAre you fucking serious with your Breitbart link?\n\nhttps://t.co/pGb5Q5BXLc"</text:p>
          </table:table-cell>
          <table:table-cell office:value-type="string" calcext:value-type="string">
            <text:p>false</text:p>
          </table:table-cell>
          <table:table-cell office:value-type="float" office:value="0.000692520775623269" calcext:value-type="float">
            <text:p>0.0006925207756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http://worldnewsdailyreport.com/japanese-whaling-crew-eaten-alive-by-killer-whales-16-dead/</text:p>
          </table:table-cell>
          <table:table-cell office:value-type="string" calcext:value-type="string">
            <text:p>Japanese Whaling Crew Eaten Alive By Killer Whales, 16 dead</text:p>
          </table:table-cell>
          <table:table-cell office:value-type="string" calcext:value-type="string">
            <text:p>"Japanese whalers eaten alive by orcas. Can anyone say #karma? #intlaw #whaling #environment https://t.co/B7kbfXFFNU"</text:p>
          </table:table-cell>
          <table:table-cell office:value-type="string" calcext:value-type="string">
            <text:p>http://snopes.com/fact-check/whale-storm/</text:p>
          </table:table-cell>
          <table:table-cell office:value-type="string" calcext:value-type="string">
            <text:p>FALSE: Japanese Whaling Crew Eaten Alive by Killer Whales, 16 Dead</text:p>
          </table:table-cell>
          <table:table-cell office:value-type="string" calcext:value-type="string">
            <text:p>"Ah it's #fakeNews. Sigh. https://t.co/j1YyD2kgvB"</text:p>
          </table:table-cell>
          <table:table-cell office:value-type="string" calcext:value-type="string">
            <text:p>false</text:p>
          </table:table-cell>
          <table:table-cell office:value-type="float" office:value="0.000692520775623269" calcext:value-type="float">
            <text:p>0.0006925207756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http://breitbart.com/live/second-presidential-debate-fact-check-livewire/fact-check-yes-bill-clinton-disbarred-fined-impeachment/</text:p>
          </table:table-cell>
          <table:table-cell office:value-type="string" calcext:value-type="string">
            <text:p>Fact-Check: Yes, Bill Clinton Was Disbarred and Fined After Impeachment</text:p>
          </table:table-cell>
          <table:table-cell office:value-type="string" calcext:value-type="string">
            <text:p>"@SusanPage @USATODAY \nBlockbuster, really?\nSpecial Prosecutor ? Impeachment? https://t.co/Dm9m694iNM"</text:p>
          </table:table-cell>
          <table:table-cell office:value-type="string" calcext:value-type="string">
            <text:p>http://snopes.com/bill-clinton-fined-and-disbarred-over-the-monica-lewinsky-scandal/</text:p>
          </table:table-cell>
          <table:table-cell office:value-type="string" calcext:value-type="string">
            <text:p>Bill Clinton was Fined, Disbarred Over the Monica Lewinsky Scandal</text:p>
          </table:table-cell>
          <table:table-cell office:value-type="string" calcext:value-type="string">
            <text:p>"@SusanPage @USATODAY https://t.co/Ciyh0HFKY3"</text:p>
          </table:table-cell>
          <table:table-cell office:value-type="string" calcext:value-type="string">
            <text:p>true</text:p>
          </table:table-cell>
          <table:table-cell office:value-type="float" office:value="0.0032258064516129" calcext:value-type="float">
            <text:p>0.0032258064516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ttp://yournewswire.com/california-jerry-brown-hiv-blood/</text:p>
          </table:table-cell>
          <table:table-cell office:value-type="string" calcext:value-type="string">
            <text:p>California Governor Jerry Brown To Allow HIV Positive People To Donate Blood</text:p>
          </table:table-cell>
          <table:table-cell office:value-type="string" calcext:value-type="string">
            <text:p>"California, ladies and gentlemen... https://t.co/GtuCJXMToY"</text:p>
          </table:table-cell>
          <table:table-cell office:value-type="string" calcext:value-type="string">
            <text:p>http://snopes.com/is-california-gov-positive-people-blood/</text:p>
          </table:table-cell>
          <table:table-cell office:value-type="string" calcext:value-type="string">
            <text:p>FACT CHECK: Is California Governor Jerry Brown Allowing HIV-Positive People to Donate Blood?</text:p>
          </table:table-cell>
          <table:table-cell office:value-type="string" calcext:value-type="string">
            <text:p>"@RealJamesWoods YOU'RE FAKE NEWS https://t.co/AgaEPtZl60"</text:p>
          </table:table-cell>
          <table:table-cell office:value-type="string" calcext:value-type="string">
            <text:p>false</text:p>
          </table:table-cell>
          <table:table-cell office:value-type="float" office:value="0.000692520775623269" calcext:value-type="float">
            <text:p>0.0006925207756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http://naturalnews.com/2019-07-12-climate-change-hoax-collapses-new-science-cloud-cover.html</text:p>
          </table:table-cell>
          <table:table-cell office:value-type="string" calcext:value-type="string">
            <text:p>Climate change hoax COLLAPSES as new science finds human activity has virtually zero impact on global temperatures</text:p>
          </table:table-cell>
          <table:table-cell office:value-type="string" calcext:value-type="string">
            <text:p>"@laydgeur @And212Co @octal_ @Exlibris401 @kapppak @Valeurs je me marre ... \nhttps://t.co/g3JnyRwDeL"</text:p>
          </table:table-cell>
          <table:table-cell office:value-type="string" calcext:value-type="string">
            <text:p>http://climatefeedback.org/claimreview/non-peer-reviewed-manuscript-falsely-claims-natural-cloud-changes-can-explain-global-warming/</text:p>
          </table:table-cell>
          <table:table-cell office:value-type="string" calcext:value-type="string">
            <text:p>Non-peer-reviewed manuscript falsely claims natural cloud changes can explain global warming</text:p>
          </table:table-cell>
          <table:table-cell office:value-type="string" calcext:value-type="string">
            <text:p>"@Vousmefaites @laydgeur @And212Co @Exlibris401 @kapppak @Valeurs Nous aussi.\n\nhttps://t.co/0OaqnaA113\n\nTu comptes c\u2026 https://t.co/dkdBgTR83F"</text:p>
          </table:table-cell>
          <table:table-cell office:value-type="string" calcext:value-type="string">
            <text:p>false</text:p>
          </table:table-cell>
          <table:table-cell office:value-type="float" office:value="0.000692520775623269" calcext:value-type="float">
            <text:p>0.00069252077562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://newspunch.com/morgan-freeman-jail-hillary/</text:p>
          </table:table-cell>
          <table:table-cell office:value-type="string" calcext:value-type="string">
            <text:p>Morgan Freeman: ‘Jailing Hillary’ Best Way To ‘Restore Public Faith In Govt’</text:p>
          </table:table-cell>
          <table:table-cell office:value-type="string" calcext:value-type="string">
            <text:p>"Wait....what? Did Freeman say that?\nLock her up! https://t.co/sdLVeTGUfe"</text:p>
          </table:table-cell>
          <table:table-cell office:value-type="string" calcext:value-type="string">
            <text:p>http://snopes.com/fact-check/morgan-freeman-jailing-hillary-restore-faith/</text:p>
          </table:table-cell>
          <table:table-cell office:value-type="string" calcext:value-type="string">
            <text:p>FACT CHECK: Did Morgan Freeman Say 'Jailing Hillary' Is the Best Way to 'Restore Public Faith' in Government?</text:p>
          </table:table-cell>
          <table:table-cell office:value-type="string" calcext:value-type="string">
            <text:p>"@gr8tjude No, he didn\u2019t. https://t.co/Z44LcQXsNn"</text:p>
          </table:table-cell>
          <table:table-cell office:value-type="string" calcext:value-type="string">
            <text:p>false</text:p>
          </table:table-cell>
          <table:table-cell office:value-type="float" office:value="0.00102564102564103" calcext:value-type="float">
            <text:p>0.00102564102564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http://redstate.com/sweetie15/2018/03/24/trump-team-now-fundraising-raising-fears-mueller-investigation/</text:p>
          </table:table-cell>
          <table:table-cell office:value-type="string" calcext:value-type="string">
            <text:p>Trump Team Is Now Fundraising by Raising Fears About the Mueller Investigation</text:p>
          </table:table-cell>
          <table:table-cell office:value-type="string" calcext:value-type="string">
            <text:p>"Trump Team Is Now Fundraising by Raising Fears About the Mueller Investigation https://t.co/ZQEY6CJYSF"</text:p>
          </table:table-cell>
          <table:table-cell office:value-type="string" calcext:value-type="string">
            <text:p>http://snopes.com/news/2018/02/16/did-kremlin-give-money-to-nra/</text:p>
          </table:table-cell>
          <table:table-cell office:value-type="string" calcext:value-type="string">
            <text:p>Did the Kremlin Give Money to the National Rifle Association to Help Trump?</text:p>
          </table:table-cell>
          <table:table-cell office:value-type="string" calcext:value-type="string">
            <text:p>"@dimplasm https://t.co/eMhHSw1qHn"</text:p>
          </table:table-cell>
          <table:table-cell office:value-type="string" calcext:value-type="string">
            <text:p>false</text:p>
          </table:table-cell>
          <table:table-cell office:value-type="float" office:value="0.00102564102564103" calcext:value-type="float">
            <text:p>0.00102564102564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://breitbart.com/big-government/2017/02/21/h-sterling-burnett-climategate-redux-noaa-scientists-fudge-lose-data/</text:p>
          </table:table-cell>
          <table:table-cell office:value-type="string" calcext:value-type="string">
            <text:p>H. Sterling Burnett: Climategate Redux! NOAA Scientists Fudge, Lose Data</text:p>
          </table:table-cell>
          <table:table-cell office:value-type="string" calcext:value-type="string">
            <text:p>"H. Sterling Burnett: Climategate Redux #NOAA Scientists Fudge, Lose Data https://t.co/lTVJQRab3h https://t.co/XPQ3UtqFLC"</text:p>
          </table:table-cell>
          <table:table-cell office:value-type="string" calcext:value-type="string">
            <text:p>http://factcheck.org/2017/02/no-data-manipulation-at-noaa/</text:p>
          </table:table-cell>
          <table:table-cell office:value-type="string" calcext:value-type="string">
            <text:p>No Data Manipulation at NOAA</text:p>
          </table:table-cell>
          <table:table-cell office:value-type="string" calcext:value-type="string">
            <text:p>"@zesty_rightwing https://t.co/nQiLVoZ6r7"</text:p>
          </table:table-cell>
          <table:table-cell table:style-name="Default" office:value-type="string" calcext:value-type="string">
            <text:p>not available</text:p>
          </table:table-cell>
          <table:table-cell office:value-type="float" office:value="0.0032258064516129" calcext:value-type="float">
            <text:p>0.003225806451613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ttp://theblaze.com/news/2017/01/21/madonna-at-womens-rally-in-d-c-i-have-thought-an-awful-lot-about-blowing-up-the-white-house/</text:p>
          </table:table-cell>
          <table:table-cell office:value-type="string" calcext:value-type="string">
            <text:p>Madonna at women’s rally in D.C.: ‘I have thought an awful lot about blowing up the White House’</text:p>
          </table:table-cell>
          <table:table-cell office:value-type="string" calcext:value-type="string">
            <text:p>"I support her right as a woman to blow up whatever she wants. https://t.co/jJMXi807w4"</text:p>
          </table:table-cell>
          <table:table-cell office:value-type="string" calcext:value-type="string">
            <text:p>http://snopes.com/2016/10/19/madonna-promises-blow-jobs-for-hillary-clinton-voters/</text:p>
          </table:table-cell>
          <table:table-cell office:value-type="string" calcext:value-type="string">
            <text:p>Madonna Promises Blow Jobs for Hillary Clinton Voters</text:p>
          </table:table-cell>
          <table:table-cell office:value-type="string" calcext:value-type="string">
            <text:p>"@michaelcroyjr *to blow whatever/whoever she wants https://t.co/fy6R5o4W5H"</text:p>
          </table:table-cell>
          <table:table-cell office:value-type="string" calcext:value-type="string">
            <text:p>false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formula="of:=(SUM([.M2:.M28]))/(ROWS([.M2:.M28])-2)" office:value-type="float" office:value="0.84" calcext:value-type="float">
            <text:p>0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8T22:08:58.720559678</dc:date>
    <dc:creator>Giovannni Luca Ciampaglia</dc:creator>
    <meta:editing-duration>PT18M20S</meta:editing-duration>
    <meta:editing-cycles>4</meta:editing-cycles>
    <meta:generator>LibreOffice/6.0.7.3$Linux_X86_64 LibreOffice_project/00m0$Build-3</meta:generator>
    <meta:document-statistic meta:table-count="1" meta:cell-count="364" meta:object-count="0"/>
  </office:meta>
</office:document-meta>
</file>